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827cm" fo:min-width="4.50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696cm" fo:min-width="3.76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528cm" fo:min-width="4.224cm"/>
    </style:style>
    <style:style style:name="gr5" style:family="graphic" style:parent-style-name="standard">
      <style:graphic-properties draw:textarea-horizontal-align="justify" draw:textarea-vertical-align="middle" draw:auto-grow-height="false" fo:min-height="0.456cm" fo:min-width="0.20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696cm" fo:min-width="4.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85cm" fo:min-width="2.5cm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95cm" fo:min-width="2.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4cm" fo:min-width="4.13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584cm" fo:min-width="3.554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1cm" fo:min-width="3.0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436cm" fo:min-width="2.09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77cm" fo:min-width="1.35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526cm" fo:min-width="0.276cm"/>
    </style:style>
    <style:style style:name="gr16" style:family="graphic" style:parent-style-name="standard">
      <style:graphic-properties draw:textarea-horizontal-align="justify" draw:textarea-vertical-align="middle" draw:auto-grow-height="false" fo:min-height="0.244cm" fo:min-width="0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433cm" fo:min-width="3.5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35cm" fo:min-width="2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674cm" fo:min-width="3.5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162cm" fo:min-width="3.8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 style:font-name="Liberation Sans1" style:font-name-asian="Liberation Sans1" style:font-name-complex="Liberation Sans1"/>
    </style:style>
    <style:style style:name="T7" style:family="text">
      <style:text-properties style:text-position="-33% 58%" style:font-name="Liberation Sans" style:font-name-asian="Liberation Sans1" style:font-name-complex="Liberation Sans1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style:font-name="Liberation Sans" style:font-name-asian="Liberation Sans1" style:font-name-complex="Liberation Sans1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3.84cm" svg:x="2.622cm" svg:y="1cm">
          <text:p text:style-name="P1">6x6 Matrix<text:line-break/>of 14-bit signed <text:line-break/>integers (M);</text:p>
          <text:p text:style-name="P1">U = V = <text:span text:style-name="T1">I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xml:id="id2" draw:id="id2" draw:layer="layout" svg:width="4.6cm" svg:height="2.1cm" svg:x="8.354cm" svg:y="4.768cm">
          <text:p text:style-name="P1">Select<text:line-break/>submatrix m<text:span text:style-name="T2">ij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line" svg:x1="10.622cm" svg:y1="3.739cm" svg:x2="10.654cm" svg:y2="4.768cm" draw:start-shape="id1" draw:start-glue-point="8" draw:end-shape="id2" draw:end-glue-point="4" svg:d="M10622 3739l32 1029" svg:viewBox="0 0 33 1030">
          <text:p/>
        </draw:connector>
        <draw:custom-shape draw:style-name="gr4" draw:text-style-name="P2" xml:id="id3" draw:id="id3" draw:layer="layout" svg:width="5.1cm" svg:height="3cm" svg:x="8.132cm" svg:y="7.8cm">
          <text:p text:style-name="P1">Calculate<text:line-break/>rotation angles</text:p>
          <text:p text:style-name="P1"><text:span text:style-name="T3">θ</text:span><text:span text:style-name="T4">SUM</text:span><text:span text:style-name="T5"> and </text:span><text:span text:style-name="T6">θ</text:span><text:span text:style-name="T7">DIF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line" svg:x1="10.654cm" svg:y1="6.868cm" svg:x2="10.682cm" svg:y2="7.8cm" draw:start-shape="id2" draw:start-glue-point="6" draw:end-shape="id3" draw:end-glue-point="4" svg:d="M10654 6868l28 932" svg:viewBox="0 0 29 933">
          <text:p/>
        </draw:connector>
        <draw:custom-shape draw:style-name="gr5" draw:text-style-name="P1" xml:id="id1" draw:id="id1" draw:layer="layout" svg:width="1cm" svg:height="1cm" svg:x="10.122cm" svg:y="2.73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2" xml:id="id4" draw:id="id4" draw:layer="layout" svg:width="5.4cm" svg:height="2.1cm" svg:x="8.032cm" svg:y="11.7cm">
          <text:p text:style-name="P1">Build rotation<text:line-break/>matrices U<text:span text:style-name="T2">ij</text:span> and V<text:span text:style-name="T2">ij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line" svg:x1="10.682cm" svg:y1="10.8cm" svg:x2="10.732cm" svg:y2="11.7cm" draw:start-shape="id3" draw:start-glue-point="6" draw:end-shape="id4" draw:end-glue-point="4" svg:d="M10682 10800l50 900" svg:viewBox="0 0 51 901">
          <text:p/>
        </draw:connector>
        <draw:custom-shape draw:style-name="gr7" draw:text-style-name="P2" xml:id="id5" draw:id="id5" draw:layer="layout" svg:width="3cm" svg:height="1.1cm" svg:x="3.632cm" svg:y="8.74cm">
          <text:p text:style-name="P1">arctan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" draw:layer="layout" draw:type="line" svg:x1="8.132cm" svg:y1="9.3cm" svg:x2="6.632cm" svg:y2="9.29cm" draw:start-shape="id3" draw:start-glue-point="5" draw:end-shape="id5" draw:end-glue-point="7" svg:d="M8132 9300l-1500-10" svg:viewBox="0 0 1501 11">
          <text:p/>
        </draw:connector>
        <draw:custom-shape draw:style-name="gr7" draw:text-style-name="P2" xml:id="id6" draw:id="id6" draw:layer="layout" svg:width="3cm" svg:height="1.1cm" svg:x="3.632cm" svg:y="11.44cm">
          <text:p text:style-name="P1">sin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7" draw:id="id7" draw:layer="layout" svg:width="3cm" svg:height="1.2cm" svg:x="3.632cm" svg:y="13.14cm">
          <text:p text:style-name="P1">cos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" draw:layer="layout" draw:type="line" svg:x1="6.632cm" svg:y1="11.99cm" svg:x2="8.032cm" svg:y2="12.75cm" draw:start-shape="id6" draw:start-glue-point="7" draw:end-shape="id4" draw:end-glue-point="5" svg:d="M6632 11990l1400 760" svg:viewBox="0 0 1401 761">
          <text:p/>
        </draw:connector>
        <draw:connector draw:style-name="gr8" draw:text-style-name="P3" draw:layer="layout" draw:type="line" svg:x1="6.632cm" svg:y1="13.74cm" svg:x2="8.032cm" svg:y2="12.75cm" draw:start-shape="id7" draw:start-glue-point="7" draw:end-shape="id4" draw:end-glue-point="5" svg:d="M6632 13740l1400-990" svg:viewBox="0 0 1401 991">
          <text:p/>
        </draw:connector>
        <draw:custom-shape draw:style-name="gr10" draw:text-style-name="P2" xml:id="id8" draw:id="id8" draw:layer="layout" svg:width="5cm" svg:height="2.86cm" svg:x="8.232cm" svg:y="14.78cm">
          <text:p text:style-name="P1">Apply rotations<text:line-break/>to M to get M’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" xml:id="id12" draw:id="id12" draw:layer="layout" svg:width="4.378cm" svg:height="3.06cm" svg:x="16.222cm" svg:y="19.84cm">
          <text:p text:style-name="P1">Incorporate<text:line-break/>U<text:span text:style-name="T2">ij</text:span> and V<text:span text:style-name="T2">ij</text:span> into<text:line-break/>U’ and V’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2" xml:id="id15" draw:id="id15" draw:layer="layout" svg:width="7.1cm" svg:height="4.7cm" svg:x="0.9cm" svg:y="22.3cm">
          <text:p text:style-name="P1">Off-diagonal<text:line-break/>elements of M’<text:line-break/>small enough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2" xml:id="id13" draw:id="id13" draw:layer="layout" svg:width="2.8cm" svg:height="2.9cm" svg:x="17cm" svg:y="15.8cm">
          <text:p text:style-name="P1">M = M’</text:p>
          <text:p text:style-name="P1">U = U’<text:line-break/>V = V’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line" svg:x1="10.732cm" svg:y1="13.8cm" svg:x2="10.732cm" svg:y2="14.78cm" draw:start-shape="id4" draw:start-glue-point="6" draw:end-shape="id8" draw:end-glue-point="4" svg:d="M10732 13800v980" svg:viewBox="0 0 1 981">
          <text:p/>
        </draw:connector>
        <draw:custom-shape draw:style-name="gr14" draw:text-style-name="P2" xml:id="id9" draw:id="id9" draw:layer="layout" svg:width="2cm" svg:height="1.1cm" svg:x="10.922cm" svg:y="25.74cm">
          <text:p text:style-name="P1"><text:span text:style-name="T8">Σ</text:span><text:span text:style-name="T9"> = M’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 xml:id="id10" draw:id="id10">
          <draw:custom-shape draw:style-name="gr15" draw:text-style-name="P2" draw:layer="layout" svg:width="1.1cm" svg:height="1.1cm" svg:x="14.583cm" svg:y="25.78cm">
            <text:p/>
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</draw:custom-shape>
          <draw:custom-shape draw:style-name="gr16" draw:text-style-name="P1" draw:layer="layout" svg:width="0.7cm" svg:height="0.7cm" svg:x="14.783cm" svg:y="25.98cm">
            <text:p/>
  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  </draw:custom-shape>
        </draw:g>
        <draw:connector draw:style-name="gr3" draw:text-style-name="P3" draw:layer="layout" draw:type="line" svg:x1="12.922cm" svg:y1="26.29cm" svg:x2="14.583cm" svg:y2="26.33cm" draw:start-shape="id9" draw:start-glue-point="7" draw:end-shape="id10" draw:end-glue-point="3" svg:d="M12922 26290l1661 40" svg:viewBox="0 0 1662 41">
          <text:p/>
        </draw:connector>
        <draw:custom-shape draw:style-name="gr17" draw:text-style-name="P2" xml:id="id11" draw:id="id11" draw:layer="layout" svg:width="4cm" svg:height="2.1cm" svg:x="16.622cm" svg:y="24.84cm">
          <text:p text:style-name="P1"><text:span text:style-name="T10">Diagonalized</text:span><text:span text:style-name="T10"><text:line-break/></text:span><text:span text:style-name="T10">matrix (</text:span><text:span text:style-name="T8">Σ)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8" draw:text-style-name="P3" draw:layer="layout" draw:type="line" svg:x1="16.622cm" svg:y1="25.89cm" svg:x2="15.683cm" svg:y2="26.33cm" draw:start-shape="id11" draw:start-glue-point="5" draw:end-shape="id10" draw:end-glue-point="1" svg:d="M16622 25890l-939 440" svg:viewBox="0 0 940 441">
          <text:p/>
        </draw:connector>
        <draw:connector draw:style-name="gr8" draw:text-style-name="P3" draw:layer="layout" draw:type="line" svg:x1="7.622cm" svg:y1="2.92cm" svg:x2="10.122cm" svg:y2="3.239cm" draw:end-shape="id1" draw:end-glue-point="6" svg:d="M7622 2920l2500 319" svg:viewBox="0 0 2501 320">
          <text:p/>
        </draw:connector>
        <draw:connector draw:style-name="gr3" draw:text-style-name="P3" draw:layer="layout" draw:type="line" svg:x1="18.411cm" svg:y1="19.84cm" svg:x2="18.4cm" svg:y2="18.7cm" draw:start-shape="id12" draw:start-glue-point="4" draw:end-shape="id13" draw:end-glue-point="6" svg:d="M18411 19840l-11-1140" svg:viewBox="0 0 12 1141">
          <text:p/>
        </draw:connector>
        <draw:custom-shape draw:style-name="gr18" draw:text-style-name="P2" xml:id="id14" draw:id="id14" draw:layer="layout" svg:width="5cm" svg:height="3.2cm" svg:x="1.9cm" svg:y="18cm">
          <text:p text:style-name="P1">Sweep<text:line-break/>complet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8.232cm" svg:y1="16.21cm" svg:x2="4.4cm" svg:y2="18cm" draw:start-shape="id8" draw:start-glue-point="5" draw:end-shape="id14" draw:end-glue-point="4" svg:d="M8232 16210h-3832v1790" svg:viewBox="0 0 3833 1791">
          <text:p/>
        </draw:connector>
        <draw:connector draw:style-name="gr19" draw:text-style-name="P3" draw:layer="layout" draw:type="line" svg:x1="4.4cm" svg:y1="21.2cm" svg:x2="4.45cm" svg:y2="22.3cm" draw:start-shape="id14" draw:start-glue-point="6" draw:end-shape="id15" draw:end-glue-point="4" svg:d="M4400 21200l50 1100" svg:viewBox="0 0 51 1101">
          <text:p text:style-name="P1"><text:tab/> Yes</text:p>
        </draw:connector>
        <draw:connector draw:style-name="gr19" draw:text-style-name="P3" draw:layer="layout" draw:line-skew="-0.99cm" svg:x1="8cm" svg:y1="24.65cm" svg:x2="10.922cm" svg:y2="26.29cm" draw:start-shape="id15" draw:start-glue-point="7" draw:end-shape="id9" draw:end-glue-point="5" svg:d="M8000 24650h472v1640h2450" svg:viewBox="0 0 2923 1641">
          <text:p text:style-name="P1"><text:line-break/>Yes</text:p>
        </draw:connector>
        <draw:custom-shape draw:style-name="gr20" draw:text-style-name="P2" xml:id="id16" draw:id="id16" draw:layer="layout" svg:width="4cm" svg:height="2.4cm" svg:x="10.7cm" svg:y="18.3cm">
          <text:p text:style-name="P1">Next iteration<text:line-break/>of sweep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1" draw:text-style-name="P2" xml:id="id17" draw:id="id17" draw:layer="layout" svg:width="4.3cm" svg:height="1.761cm" svg:x="10.422cm" svg:y="21.94cm">
          <text:p text:style-name="P1">Next sweep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19" draw:text-style-name="P3" draw:layer="layout" draw:type="line" svg:x1="6.9cm" svg:y1="19.6cm" svg:x2="10.7cm" svg:y2="19.5cm" draw:start-shape="id14" draw:start-glue-point="7" draw:end-shape="id16" draw:end-glue-point="5" svg:d="M6900 19600l3800-100" svg:viewBox="0 0 3801 101">
          <text:p text:style-name="P1">No<text:line-break/></text:p>
        </draw:connector>
        <draw:connector draw:style-name="gr19" draw:text-style-name="P3" draw:layer="layout" draw:line-skew="-0.74cm" svg:x1="8cm" svg:y1="24.65cm" svg:x2="10.422cm" svg:y2="22.821cm" draw:start-shape="id15" draw:start-glue-point="7" draw:end-shape="id17" draw:end-glue-point="5" svg:d="M8000 24650h472v-1829h1950" svg:viewBox="0 0 2423 1830">
          <text:p text:style-name="P1">No<text:line-break/><text:line-break/><text:line-break/><text:line-break/></text:p>
        </draw:connector>
        <draw:connector draw:style-name="gr3" draw:text-style-name="P3" draw:layer="layout" svg:x1="14.7cm" svg:y1="19.5cm" svg:x2="16.222cm" svg:y2="21.37cm" draw:start-shape="id16" draw:start-glue-point="7" draw:end-shape="id12" draw:end-glue-point="5" svg:d="M14700 19500h761v1870h761" svg:viewBox="0 0 1523 1871">
          <text:p/>
        </draw:connector>
        <draw:connector draw:style-name="gr3" draw:text-style-name="P3" draw:layer="layout" svg:x1="14.722cm" svg:y1="22.821cm" svg:x2="16.222cm" svg:y2="21.37cm" draw:start-shape="id17" draw:start-glue-point="7" draw:end-shape="id12" draw:end-glue-point="5" svg:d="M14722 22821h751v-1451h749" svg:viewBox="0 0 1501 1452">
          <text:p/>
        </draw:connector>
        <draw:connector draw:style-name="gr3" draw:text-style-name="P3" draw:layer="layout" svg:x1="18.4cm" svg:y1="15.8cm" svg:x2="12.954cm" svg:y2="5.818cm" draw:start-shape="id13" draw:start-glue-point="4" draw:end-shape="id2" draw:end-glue-point="7" svg:d="M18400 15800v-9982h-5446" svg:viewBox="0 0 5447 99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8:06:24.875000000</meta:creation-date>
    <dc:date>2020-07-06T19:20:04.811000000</dc:date>
    <meta:editing-duration>PT11M19S</meta:editing-duration>
    <meta:editing-cycles>3</meta:editing-cycles>
    <meta:generator>LibreOffice/6.2.5.2$Windows_X86_64 LibreOffice_project/1ec314fa52f458adc18c4f025c545a4e8b22c159</meta:generator>
    <meta:document-statistic meta:object-count="39"/>
  </office:meta>
</office:document-meta>
</file>